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Background VM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lls to xs_read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ls to xs_get_domain_path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 Xenstore Calls</text:p>
          </table:table-cell>
          <table:table-cell table:number-columns-repeated="10" office:value-type="float" office:value="117" calcext:value-type="float">
            <text:p>117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38:22.587872388</meta:creation-date>
    <dc:date>2016-11-24T20:47:47.607819773</dc:date>
    <meta:editing-duration>PT9M25S</meta:editing-duration>
    <meta:editing-cycles>1</meta:editing-cycles>
    <meta:document-statistic meta:table-count="1" meta:cell-count="44" meta:object-count="0"/>
    <meta:generator>LibreOffice/5.1.4.2$Linux_X86_64 LibreOffice_project/10m0$Build-2</meta:generator>
  </office:meta>
</office:document-meta>
</file>